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8229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6<text:span text:style-name="T2">th</text:span> January 2013 Time : 3.00 PM to 4.00 PM; GMRT VIP dining room, Nimisha on Telconf from NCRA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S. Nayak, Charu, Raju, Santaji, Sachin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3597303291" text:style-name="L1">
              <text:list-item>
                <text:p text:style-name="P5">Charu informed that he has informed regarding PC requirement in the GMRT plan meeting and YG wants to discuss it with Nayakji/CPK.</text:p>
                <text:p text:style-name="P5">He further informed that he will have to raise indent for switch.</text:p>
                <text:p text:style-name="P5">For the time being we can use the switch we have borrowed from Mr.mangesh.</text:p>
                <text:p text:style-name="P5"/>
              </text:list-item>
              <text:list-item>
                <text:p text:style-name="P5">We discussed about existing ABCCOM PIU, CEB and Antenna base communication speed. </text:p>
                <text:p text:style-name="P5"/>
              </text:list-item>
              <text:list-item>
                <text:p text:style-name="P5">Regarding the technical note which Charu has circulated, NGK expressed that <text:s/>report is</text:p>
                <text:p text:style-name="P5">good. She further said that we need to discuss it on a bigger scale.</text:p>
                <text:p text:style-name="P5">She asked for every team members view on that.</text:p>
                <text:p text:style-name="P5"/>
              </text:list-item>
              <text:list-item>
                <text:p text:style-name="P5">Raj explained about the prototype software which has been implemented and tested by Raj and Naresh. Naresh explained that we have build a basic framework.</text:p>
                <text:p text:style-name="P5">Actual hardware bit pattern implementation is remaining in MCM software.</text:p>
                <text:p text:style-name="P5"/>
              </text:list-item>
              <text:list-item>
                <text:p text:style-name="P5">Santaji will give the ABC command list next week as well he will give information on web based monitoring in coming weeks.</text:p>
                <text:p text:style-name="P5"/>
              </text:list-item>
              <text:list-item>
                <text:p text:style-name="P5">We will have our next meeting on 21<text:span text:style-name="T2">st</text:span> January or 29<text:span text:style-name="T2">th</text:span> January 2013.</text:p>
                <text:p text:style-name="P5">Team members have to inform whether it can be held in GMRT or <text:s/>NCRA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1-16T17:36:19</dc:date>
    <dc:creator>teleset </dc:creator>
    <meta:editing-duration>PT10H48M40S</meta:editing-duration>
    <meta:editing-cycles>120</meta:editing-cycles>
    <meta:generator>LibreOffice/3.4$Linux LibreOffice_project/340m1$Build-602</meta:generator>
    <meta:document-statistic meta:table-count="1" meta:image-count="0" meta:object-count="0" meta:page-count="1" meta:paragraph-count="28" meta:word-count="250" meta:character-count="1411" meta:non-whitespace-character-count="1175"/>
  </office:meta>
</office:document-meta>
</file>